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d32" officeooo:paragraph-rsid="000ecd32"/>
    </style:style>
    <style:style style:name="P2" style:family="paragraph" style:parent-style-name="Standard">
      <style:text-properties officeooo:paragraph-rsid="001029b2"/>
    </style:style>
    <style:style style:name="P3" style:family="paragraph" style:parent-style-name="Standard">
      <style:text-properties officeooo:rsid="0012f18a" officeooo:paragraph-rsid="0012f18a"/>
    </style:style>
    <style:style style:name="P4" style:family="paragraph" style:parent-style-name="Text_20_body">
      <style:paragraph-properties fo:text-align="justify" style:justify-single-word="false"/>
      <style:text-properties officeooo:rsid="0014f51c" officeooo:paragraph-rsid="0014f51c"/>
    </style:style>
    <style:style style:name="P5" style:family="paragraph" style:parent-style-name="Text_20_body">
      <style:paragraph-properties fo:text-align="center" style:justify-single-word="false"/>
      <style:text-properties officeooo:paragraph-rsid="0014f51c"/>
    </style:style>
    <style:style style:name="P6" style:family="paragraph" style:parent-style-name="Standard">
      <style:text-properties fo:font-weight="normal" officeooo:rsid="000ecd32" officeooo:paragraph-rsid="000ecd32" style:font-weight-asian="normal" style:font-weight-complex="normal"/>
    </style:style>
    <style:style style:name="P7" style:family="paragraph" style:parent-style-name="Standard">
      <style:text-properties fo:font-weight="normal" officeooo:rsid="0011d5d4" officeooo:paragraph-rsid="001029b2" style:font-weight-asian="normal" style:font-weight-complex="normal"/>
    </style:style>
    <style:style style:name="P8" style:family="paragraph" style:parent-style-name="Standard">
      <style:text-properties fo:font-style="normal" fo:font-weight="normal" officeooo:rsid="00133c52" officeooo:paragraph-rsid="0012f18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tyle="italic" fo:font-weight="normal" officeooo:rsid="00133c52" officeooo:paragraph-rsid="00133c52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normal" officeooo:rsid="00133c52" officeooo:paragraph-rsid="00133c52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officeooo:paragraph-rsid="0014f51c"/>
    </style:style>
    <style:style style:name="P12" style:family="paragraph" style:parent-style-name="Text_20_body">
      <style:paragraph-properties fo:text-align="justify" style:justify-single-word="false"/>
      <style:text-properties officeooo:rsid="001b8ee4" officeooo:paragraph-rsid="001b8ee4"/>
    </style:style>
    <style:style style:name="P13" style:family="paragraph" style:parent-style-name="Heading_20_1">
      <style:paragraph-properties fo:text-align="center" style:justify-single-word="false"/>
      <style:text-properties officeooo:paragraph-rsid="0014f5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c824" style:font-weight-asian="normal" style:font-weight-complex="normal"/>
    </style:style>
    <style:style style:name="T4" style:family="text">
      <style:text-properties fo:font-weight="normal" officeooo:rsid="0011d5d4" style:font-weight-asian="normal" style:font-weight-complex="normal"/>
    </style:style>
    <style:style style:name="T5" style:family="text">
      <style:text-properties fo:font-weight="normal" officeooo:rsid="001029b2" style:font-weight-asian="normal" style:font-weight-complex="normal"/>
    </style:style>
    <style:style style:name="T6" style:family="text">
      <style:text-properties fo:font-weight="normal" officeooo:rsid="0014c56e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1d5d4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029b2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1d5d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33c52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4c56e" style:font-style-asian="normal" style:font-weight-asian="normal" style:font-style-complex="normal" style:font-weight-complex="normal"/>
    </style:style>
    <style:style style:name="T14" style:family="text">
      <style:text-properties officeooo:rsid="0014f51c"/>
    </style:style>
    <style:style style:name="T15" style:family="text">
      <style:text-properties style:font-name="Liberation Sans" fo:font-size="18.2000007629395pt" fo:font-weight="bold" officeooo:rsid="0014f51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" style:family="text">
      <style:text-properties style:font-name="Liberation Sans" fo:font-size="18.2000007629395pt" fo:font-weight="bold" officeooo:rsid="001873a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7" style:family="text">
      <style:text-properties officeooo:rsid="0015b25c"/>
    </style:style>
    <style:style style:name="T18" style:family="text">
      <style:text-properties officeooo:rsid="001c43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...] This shows the scope of the latest polemic that is undermining the campaign of the <text:span text:style-name="T1">incumbent </text:span><text:span text:style-name="T2">president, who is being strongly criticized for his contempt for veterans.</text:span></text:p>
      <text:p text:style-name="P6"/>
      <text:p text:style-name="P2"><text:span text:style-name="T5">The pubication of an article in </text:span><text:span text:style-name="T9">The Atlantic</text:span><text:span text:style-name="T5"> magazine, quoting</text:span><text:span text:style-name="T3"> some</text:span><text:span text:style-name="T5"> unpleasant words by Donald Trump, </text:span><text:span text:style-name="T3">has further heightened the tension of an already particularly aggressive presidential campaign in the U.S.</text:span><text:span text:style-name="T4"> "</text:span><text:span text:style-name="T8">The Atlantic</text:span><text:span text:style-name="T11"> article is not true,</text:span><text:span text:style-name="T13">"</text:span><text:span text:style-name="T4"> reacted Melania Trump on Twitter. </text:span><text:span text:style-name="T6">"</text:span><text:span text:style-name="T4">It has become a very dangerous time when anonymous sources are believed above all else, without anyone knowing their motivations. This is not journalism -- it's activism. And it is a disservice to the people of our great nation," the First Lady added.</text:span></text:p>
      <text:p text:style-name="P7"/>
      <text:p text:style-name="P3"><text:span text:style-name="T4">B</text:span><text:span text:style-name="T2">ut according to </text:span><text:span text:style-name="T7">The Atlantic</text:span><text:span text:style-name="T10">, he just didn't see the point in going to the cemetery. "Why should I go to that cemetery ? It's filled with losers," he a</text:span><text:span text:style-name="T12">lleged</text:span><text:span text:style-name="T10">ly said to some of his team members, </text:span><text:span text:style-name="T12">as reported in the monthly magazine which only cites anonymous sources.</text:span></text:p>
      <text:p text:style-name="P8"/>
      <text:p text:style-name="P8"/>
      <text:p text:style-name="P9">Traduction d'après HuffPost, 5 Septembre 2020</text:p>
      <text:p text:style-name="P9"/>
      <text:p text:style-name="P10"/>
      <text:h text:style-name="P13" text:outline-level="1"><text:span text:style-name="T14">Alarming Signals on Wall Street Two Months Before the </text:span><text:span text:style-name="T15">Amer</text:span><text:span text:style-name="T16">i</text:span><text:span text:style-name="T15">can</text:span><text:span text:style-name="T14"> Presidential Election(s?)</text:span></text:h>
      <text:p text:style-name="P5"/>
      <text:p text:style-name="P11"><text:span text:style-name="T14">In a week, The Nasdaq technology stock index lost 10%. This is a setback for President Donald Trump…</text:span></text:p>
      <text:p text:style-name="P12">Donald Trump didn’t tweet anything, as he did last week, when Wall Street had broken record and took credit for it. <text:span text:style-name="T18">But his presidential opponent, Democrat Joe Biden, did :</text:span>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1:05:46.557747913</meta:creation-date>
    <meta:generator>LibreOffice/6.0.7.3$Linux_X86_64 LibreOffice_project/00m0$Build-3</meta:generator>
    <dc:date>2021-10-06T11:17:23.487665842</dc:date>
    <meta:editing-duration>PT22M1S</meta:editing-duration>
    <meta:editing-cycles>10</meta:editing-cycles>
    <meta:document-statistic meta:table-count="0" meta:image-count="0" meta:object-count="0" meta:page-count="1" meta:paragraph-count="8" meta:word-count="227" meta:character-count="1376" meta:non-whitespace-character-count="1155"/>
  </office:meta>
</office:document-meta>
</file>